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Heading_20_1">
      <style:paragraph-properties fo:break-before="page"/>
    </style:style>
    <style:style style:name="P5" style:family="paragraph" style:parent-style-name="Heading_20_1">
      <style:paragraph-properties fo:break-before="page"/>
      <style:text-properties officeooo:rsid="0013cbf1" officeooo:paragraph-rsid="002d0b02"/>
    </style:style>
    <style:style style:name="P6" style:family="paragraph" style:parent-style-name="Heading_20_1">
      <style:paragraph-properties fo:break-before="page"/>
      <style:text-properties officeooo:paragraph-rsid="00b5668f"/>
    </style:style>
    <style:style style:name="P7" style:family="paragraph" style:parent-style-name="Subtitle">
      <style:text-properties officeooo:paragraph-rsid="000dfb09"/>
    </style:style>
    <style:style style:name="P8" style:family="paragraph" style:parent-style-name="Text_20_body">
      <style:text-properties officeooo:rsid="0012b2b6" officeooo:paragraph-rsid="0012b2b6"/>
    </style:style>
    <style:style style:name="P9" style:family="paragraph" style:parent-style-name="Text_20_body">
      <style:text-properties officeooo:rsid="0013cbf1" officeooo:paragraph-rsid="0013cbf1"/>
    </style:style>
    <style:style style:name="P10" style:family="paragraph" style:parent-style-name="Text_20_body">
      <style:text-properties officeooo:rsid="002649f4" officeooo:paragraph-rsid="002649f4"/>
    </style:style>
    <style:style style:name="P11" style:family="paragraph" style:parent-style-name="Text_20_body">
      <style:text-properties officeooo:rsid="002fc009" officeooo:paragraph-rsid="003dc097"/>
    </style:style>
    <style:style style:name="P12" style:family="paragraph" style:parent-style-name="Text_20_body">
      <style:text-properties officeooo:rsid="0044aa9a" officeooo:paragraph-rsid="0044aa9a"/>
    </style:style>
    <style:style style:name="P13" style:family="paragraph" style:parent-style-name="Text_20_body">
      <style:text-properties officeooo:rsid="004eb0f7" officeooo:paragraph-rsid="004eb0f7"/>
    </style:style>
    <style:style style:name="P14" style:family="paragraph" style:parent-style-name="Text_20_body">
      <style:text-properties officeooo:rsid="00505093" officeooo:paragraph-rsid="00505093"/>
    </style:style>
    <style:style style:name="P15" style:family="paragraph" style:parent-style-name="Text_20_body">
      <style:text-properties officeooo:rsid="0053a357" officeooo:paragraph-rsid="0053a357"/>
    </style:style>
    <style:style style:name="P16" style:family="paragraph" style:parent-style-name="Text_20_body">
      <style:text-properties officeooo:rsid="00572c8a" officeooo:paragraph-rsid="00572c8a"/>
    </style:style>
    <style:style style:name="P17" style:family="paragraph" style:parent-style-name="Text_20_body">
      <style:text-properties officeooo:rsid="005c4409" officeooo:paragraph-rsid="005c4409"/>
    </style:style>
    <style:style style:name="P18" style:family="paragraph" style:parent-style-name="Text_20_body">
      <style:text-properties officeooo:rsid="00622861" officeooo:paragraph-rsid="00622861"/>
    </style:style>
    <style:style style:name="P19" style:family="paragraph" style:parent-style-name="Text_20_body">
      <style:text-properties officeooo:rsid="00637ecf" officeooo:paragraph-rsid="00637ecf"/>
    </style:style>
    <style:style style:name="P20" style:family="paragraph" style:parent-style-name="Text_20_body">
      <style:text-properties officeooo:rsid="006b1691" officeooo:paragraph-rsid="006b1691"/>
    </style:style>
    <style:style style:name="P21" style:family="paragraph" style:parent-style-name="Text_20_body">
      <style:text-properties officeooo:rsid="006b7ce4" officeooo:paragraph-rsid="006b7ce4"/>
    </style:style>
    <style:style style:name="P22" style:family="paragraph" style:parent-style-name="Text_20_body">
      <style:text-properties officeooo:rsid="0074fefc" officeooo:paragraph-rsid="0074fefc"/>
    </style:style>
    <style:style style:name="P23" style:family="paragraph" style:parent-style-name="Text_20_body">
      <style:text-properties officeooo:rsid="007701f2" officeooo:paragraph-rsid="007701f2"/>
    </style:style>
    <style:style style:name="P24" style:family="paragraph" style:parent-style-name="Text_20_body">
      <style:text-properties officeooo:rsid="00784760" officeooo:paragraph-rsid="00784760"/>
    </style:style>
    <style:style style:name="P25" style:family="paragraph" style:parent-style-name="Text_20_body">
      <style:text-properties officeooo:rsid="007bfa30" officeooo:paragraph-rsid="007bfa30"/>
    </style:style>
    <style:style style:name="P26" style:family="paragraph" style:parent-style-name="Text_20_body">
      <style:text-properties officeooo:rsid="007e47c2" officeooo:paragraph-rsid="00a478e2"/>
    </style:style>
    <style:style style:name="P27" style:family="paragraph" style:parent-style-name="Text_20_body">
      <style:text-properties officeooo:rsid="007e47c2" officeooo:paragraph-rsid="00a69797"/>
    </style:style>
    <style:style style:name="P28" style:family="paragraph" style:parent-style-name="Text_20_body">
      <style:text-properties officeooo:rsid="00b2c46e" officeooo:paragraph-rsid="00b2c46e"/>
    </style:style>
    <style:style style:name="P29" style:family="paragraph" style:parent-style-name="Text_20_body">
      <style:text-properties officeooo:rsid="00b95184" officeooo:paragraph-rsid="00b95184"/>
    </style:style>
    <style:style style:name="T1" style:family="text">
      <style:text-properties officeooo:rsid="000dfb09"/>
    </style:style>
    <style:style style:name="T2" style:family="text">
      <style:text-properties style:font-name="Liberation Sans" fo:font-size="18pt" officeooo:rsid="0015cd0a" style:font-name-asian="DejaVu Sans" style:font-size-asian="18pt" style:font-name-complex="DejaVu Sans" style:font-size-complex="18pt"/>
    </style:style>
    <style:style style:name="T3" style:family="text">
      <style:text-properties officeooo:rsid="00177db9"/>
    </style:style>
    <style:style style:name="T4" style:family="text">
      <style:text-properties officeooo:rsid="0021ba7c"/>
    </style:style>
    <style:style style:name="T5" style:family="text">
      <style:text-properties officeooo:rsid="00334d93"/>
    </style:style>
    <style:style style:name="T6" style:family="text">
      <style:text-properties officeooo:rsid="003471f5"/>
    </style:style>
    <style:style style:name="T7" style:family="text">
      <style:text-properties officeooo:rsid="0035ff47"/>
    </style:style>
    <style:style style:name="T8" style:family="text">
      <style:text-properties officeooo:rsid="00360100"/>
    </style:style>
    <style:style style:name="T9" style:family="text">
      <style:text-properties officeooo:rsid="00368b88"/>
    </style:style>
    <style:style style:name="T10" style:family="text">
      <style:text-properties officeooo:rsid="00376c31"/>
    </style:style>
    <style:style style:name="T11" style:family="text">
      <style:text-properties officeooo:rsid="0038aa64"/>
    </style:style>
    <style:style style:name="T12" style:family="text">
      <style:text-properties officeooo:rsid="003a6691"/>
    </style:style>
    <style:style style:name="T13" style:family="text">
      <style:text-properties officeooo:rsid="003a9dff"/>
    </style:style>
    <style:style style:name="T14" style:family="text">
      <style:text-properties officeooo:rsid="003b4242"/>
    </style:style>
    <style:style style:name="T15" style:family="text">
      <style:text-properties officeooo:rsid="003c5eca"/>
    </style:style>
    <style:style style:name="T16" style:family="text">
      <style:text-properties officeooo:rsid="003f8e5a"/>
    </style:style>
    <style:style style:name="T17" style:family="text">
      <style:text-properties officeooo:rsid="004330b9"/>
    </style:style>
    <style:style style:name="T18" style:family="text">
      <style:text-properties officeooo:rsid="00458b8f"/>
    </style:style>
    <style:style style:name="T19" style:family="text">
      <style:text-properties officeooo:rsid="0045ab70"/>
    </style:style>
    <style:style style:name="T20" style:family="text">
      <style:text-properties officeooo:rsid="00464e8f"/>
    </style:style>
    <style:style style:name="T21" style:family="text">
      <style:text-properties officeooo:rsid="0048eb91"/>
    </style:style>
    <style:style style:name="T22" style:family="text">
      <style:text-properties officeooo:rsid="00497ca6"/>
    </style:style>
    <style:style style:name="T23" style:family="text">
      <style:text-properties officeooo:rsid="004a6755"/>
    </style:style>
    <style:style style:name="T24" style:family="text">
      <style:text-properties officeooo:rsid="0050e61b"/>
    </style:style>
    <style:style style:name="T25" style:family="text">
      <style:text-properties officeooo:rsid="0053e0c3"/>
    </style:style>
    <style:style style:name="T26" style:family="text">
      <style:text-properties officeooo:rsid="0055b144"/>
    </style:style>
    <style:style style:name="T27" style:family="text">
      <style:text-properties officeooo:rsid="005861d5"/>
    </style:style>
    <style:style style:name="T28" style:family="text">
      <style:text-properties officeooo:rsid="005e1738"/>
    </style:style>
    <style:style style:name="T29" style:family="text">
      <style:text-properties officeooo:rsid="005e318e"/>
    </style:style>
    <style:style style:name="T30" style:family="text">
      <style:text-properties officeooo:rsid="00666de9"/>
    </style:style>
    <style:style style:name="T31" style:family="text">
      <style:text-properties officeooo:rsid="00678613"/>
    </style:style>
    <style:style style:name="T32" style:family="text">
      <style:text-properties officeooo:rsid="006d9041"/>
    </style:style>
    <style:style style:name="T33" style:family="text">
      <style:text-properties officeooo:rsid="006dcb3f"/>
    </style:style>
    <style:style style:name="T34" style:family="text">
      <style:text-properties officeooo:rsid="006e253b"/>
    </style:style>
    <style:style style:name="T35" style:family="text">
      <style:text-properties officeooo:rsid="006e4d43"/>
    </style:style>
    <style:style style:name="T36" style:family="text">
      <style:text-properties officeooo:rsid="006f435c"/>
    </style:style>
    <style:style style:name="T37" style:family="text">
      <style:text-properties officeooo:rsid="00711d48"/>
    </style:style>
    <style:style style:name="T38" style:family="text">
      <style:text-properties officeooo:rsid="007661b9"/>
    </style:style>
    <style:style style:name="T39" style:family="text">
      <style:text-properties officeooo:rsid="007a0bd7"/>
    </style:style>
    <style:style style:name="T40" style:family="text">
      <style:text-properties officeooo:rsid="007b764b"/>
    </style:style>
    <style:style style:name="T41" style:family="text">
      <style:text-properties officeooo:rsid="007c218a"/>
    </style:style>
    <style:style style:name="T42" style:family="text">
      <style:text-properties officeooo:rsid="007c7cdf"/>
    </style:style>
    <style:style style:name="T43" style:family="text">
      <style:text-properties officeooo:rsid="007f43aa"/>
    </style:style>
    <style:style style:name="T44" style:family="text">
      <style:text-properties officeooo:rsid="00817bd3"/>
    </style:style>
    <style:style style:name="T45" style:family="text">
      <style:text-properties officeooo:rsid="008209cf"/>
    </style:style>
    <style:style style:name="T46" style:family="text">
      <style:text-properties officeooo:rsid="008383b1"/>
    </style:style>
    <style:style style:name="T47" style:family="text">
      <style:text-properties style:text-position="super 58%" officeooo:rsid="008383b1"/>
    </style:style>
    <style:style style:name="T48" style:family="text">
      <style:text-properties officeooo:rsid="0083b035"/>
    </style:style>
    <style:style style:name="T49" style:family="text">
      <style:text-properties officeooo:rsid="0087184f"/>
    </style:style>
    <style:style style:name="T50" style:family="text">
      <style:text-properties officeooo:rsid="008893e2"/>
    </style:style>
    <style:style style:name="T51" style:family="text">
      <style:text-properties officeooo:rsid="00890643"/>
    </style:style>
    <style:style style:name="T52" style:family="text">
      <style:text-properties officeooo:rsid="00890872"/>
    </style:style>
    <style:style style:name="T53" style:family="text">
      <style:text-properties officeooo:rsid="008a4eda"/>
    </style:style>
    <style:style style:name="T54" style:family="text">
      <style:text-properties officeooo:rsid="008cfb8f"/>
    </style:style>
    <style:style style:name="T55" style:family="text">
      <style:text-properties officeooo:rsid="008ec882"/>
    </style:style>
    <style:style style:name="T56" style:family="text">
      <style:text-properties officeooo:rsid="008f465e"/>
    </style:style>
    <style:style style:name="T57" style:family="text">
      <style:text-properties officeooo:rsid="00909927"/>
    </style:style>
    <style:style style:name="T58" style:family="text">
      <style:text-properties officeooo:rsid="00960761"/>
    </style:style>
    <style:style style:name="T59" style:family="text">
      <style:text-properties officeooo:rsid="0097c3c7"/>
    </style:style>
    <style:style style:name="T60" style:family="text">
      <style:text-properties officeooo:rsid="009b3988"/>
    </style:style>
    <style:style style:name="T61" style:family="text">
      <style:text-properties officeooo:rsid="009fcc6b"/>
    </style:style>
    <style:style style:name="T62" style:family="text">
      <style:text-properties officeooo:rsid="00a1684d"/>
    </style:style>
    <style:style style:name="T63" style:family="text">
      <style:text-properties officeooo:rsid="00a500ce"/>
    </style:style>
    <style:style style:name="T64" style:family="text">
      <style:text-properties officeooo:rsid="00a69797"/>
    </style:style>
    <style:style style:name="T65" style:family="text">
      <style:text-properties officeooo:rsid="00a6c5ff"/>
    </style:style>
    <style:style style:name="T66" style:family="text">
      <style:text-properties officeooo:rsid="00a814c5"/>
    </style:style>
    <style:style style:name="T67" style:family="text">
      <style:text-properties officeooo:rsid="00a8f349"/>
    </style:style>
    <style:style style:name="T68" style:family="text">
      <style:text-properties officeooo:rsid="00aa44a5"/>
    </style:style>
    <style:style style:name="T69" style:family="text">
      <style:text-properties officeooo:rsid="00ad6fd9"/>
    </style:style>
    <style:style style:name="T70" style:family="text">
      <style:text-properties officeooo:rsid="00ae2a17"/>
    </style:style>
    <style:style style:name="T71" style:family="text">
      <style:text-properties officeooo:rsid="00af625f"/>
    </style:style>
    <style:style style:name="T72" style:family="text">
      <style:text-properties officeooo:rsid="00b27934"/>
    </style:style>
    <style:style style:name="T73" style:family="text">
      <style:text-properties officeooo:rsid="00b3a447"/>
    </style:style>
    <style:style style:name="T74" style:family="text">
      <style:text-properties officeooo:rsid="00b7a7ca"/>
    </style:style>
    <style:style style:name="T75" style:family="text">
      <style:text-properties officeooo:rsid="00b7d2aa"/>
    </style:style>
    <style:style style:name="T76" style:family="text">
      <style:text-properties officeooo:rsid="00b7d2dd"/>
    </style:style>
    <style:style style:name="T77" style:family="text">
      <style:text-properties officeooo:rsid="00c1dd77"/>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text:span text:style-name="T74">Modern </text:span>C Programming Language</text:p>
      <text:p text:style-name="P7">An <text:span text:style-name="T75">i</text:span>ntroduction to everyone who<text:span text:style-name="T3">m</text:span> never <text:span text:style-name="T2">interfaced</text:span> a compiler <text:span text:style-name="T76">before</text:span>, <text:span text:style-name="T1">by Andy Frank Schoknech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1"><text:a xlink:type="simple" xlink:href="#__RefHeading___Toc106_3572798900" text:style-name="Index_20_Link" text:visited-style-name="Index_20_Link">Foreword<text:tab/>3</text:a></text:p>
          <text:p text:style-name="P1"><text:a xlink:type="simple" xlink:href="#__RefHeading___Toc122_3572798900" text:style-name="Index_20_Link" text:visited-style-name="Index_20_Link">Dry theory<text:tab/>4</text:a></text:p>
          <text:p text:style-name="P2"><text:a xlink:type="simple" xlink:href="#__RefHeading___Toc130_3572798900" text:style-name="Index_20_Link" text:visited-style-name="Index_20_Link">Compiler<text:tab/>4</text:a></text:p>
          <text:p text:style-name="P2"><text:a xlink:type="simple" xlink:href="#__RefHeading___Toc132_3572798900" text:style-name="Index_20_Link" text:visited-style-name="Index_20_Link">Assembly language<text:tab/>4</text:a></text:p>
          <text:p text:style-name="P1"><text:a xlink:type="simple" xlink:href="#__RefHeading___Toc112_3572798900" text:style-name="Index_20_Link" text:visited-style-name="Index_20_Link">main()<text:tab/>5</text:a></text:p>
          <text:p text:style-name="P1"><text:a xlink:type="simple" xlink:href="#__RefHeading___Toc114_3572798900" text:style-name="Index_20_Link" text:visited-style-name="Index_20_Link">Variables<text:tab/>6</text:a></text:p>
          <text:p text:style-name="P1"><text:a xlink:type="simple" xlink:href="#__RefHeading___Toc116_3572798900" text:style-name="Index_20_Link" text:visited-style-name="Index_20_Link">Functions<text:tab/>7</text:a></text:p>
          <text:p text:style-name="P1"><text:a xlink:type="simple" xlink:href="#__RefHeading___Toc118_3572798900" text:style-name="Index_20_Link" text:visited-style-name="Index_20_Link">Conditions<text:tab/>8</text:a></text:p>
          <text:p text:style-name="P1"><text:a xlink:type="simple" xlink:href="#__RefHeading___Toc134_3572798900" text:style-name="Index_20_Link" text:visited-style-name="Index_20_Link">Comments<text:tab/>9</text:a></text:p>
          <text:p text:style-name="P1"><text:a xlink:type="simple" xlink:href="#__RefHeading___Toc124_3572798900" text:style-name="Index_20_Link" text:visited-style-name="Index_20_Link">Pointers<text:tab/>10</text:a></text:p>
          <text:p text:style-name="P1"><text:a xlink:type="simple" xlink:href="#__RefHeading___Toc137_3572798900" text:style-name="Index_20_Link" text:visited-style-name="Index_20_Link">Memory, please<text:tab/>11</text:a></text:p>
          <text:p text:style-name="P1"><text:a xlink:type="simple" xlink:href="#__RefHeading___Toc139_3572798900" text:style-name="Index_20_Link" text:visited-style-name="Index_20_Link">Structures<text:tab/>12</text:a></text:p>
          <text:p text:style-name="P1"><text:a xlink:type="simple" xlink:href="#__RefHeading___Toc141_3572798900" text:style-name="Index_20_Link" text:visited-style-name="Index_20_Link">Text in a program also referred to as “Strings”<text:tab/>13</text:a></text:p>
          <text:p text:style-name="P1"><text:a xlink:type="simple" xlink:href="#__RefHeading___Toc126_3572798900" text:style-name="Index_20_Link" text:visited-style-name="Index_20_Link">Errors are friends, not food<text:tab/>14</text:a></text:p>
          <text:p text:style-name="P1"><text:a xlink:type="simple" xlink:href="#__RefHeading___Toc143_3572798900" text:style-name="Index_20_Link" text:visited-style-name="Index_20_Link">Think about the kids<text:tab/>15</text:a></text:p>
          <text:p text:style-name="P1"><text:a xlink:type="simple" xlink:href="#__RefHeading___Toc108_3572798900" text:style-name="Index_20_Link" text:visited-style-name="Index_20_Link">Standards<text:tab/>16</text:a></text:p>
          <text:p text:style-name="P1"><text:a xlink:type="simple" xlink:href="#__RefHeading___Toc128_3572798900" text:style-name="Index_20_Link" text:visited-style-name="Index_20_Link">Modern C<text:tab/>17</text:a></text:p>
          <text:p text:style-name="P1"><text:a xlink:type="simple" xlink:href="#__RefHeading___Toc110_3572798900" text:style-name="Index_20_Link" text:visited-style-name="Index_20_Link">Paradigms<text:tab/>18</text:a></text:p>
        </text:index-body>
      </text:table-of-content>
      <text:p text:style-name="Text_20_body"/>
      <text:h text:style-name="P4" text:outline-level="1"><text:bookmark-start text:name="__RefHeading___Toc106_3572798900"/>Foreword<text:bookmark-end text:name="__RefHeading___Toc106_3572798900"/></text:h>
      <text:p text:style-name="P13">This book is for people who never programmed before.</text:p>
      <text:p text:style-name="P11">The year at the time of writing this is 2022. C is now 50 years old. Why would you want to learn C? <text:span text:style-name="T5">Nowadays C is </text:span><text:span text:style-name="T6">mostly</text:span><text:span text:style-name="T5"> used for embedded systems, </text:span><text:span text:style-name="T11">games </text:span><text:span text:style-name="T10">and </text:span><text:span text:style-name="T7">operating systems such as </text:span><text:span text:style-name="T8">GNU/</text:span><text:span text:style-name="T7">Linux, </text:span><text:span text:style-name="T9">OpenBSD and more.</text:span></text:p>
      <text:p text:style-name="P11"><text:span text:style-name="T12">However C is featured in this book for just </text:span><text:span text:style-name="T13">two</text:span><text:span text:style-name="T12"> reason</text:span><text:span text:style-name="T13">s</text:span><text:span text:style-name="T12">: learning to program and </text:span><text:span text:style-name="T15">to </text:span><text:span text:style-name="T14">demonstrat</text:span><text:span text:style-name="T15">e </text:span><text:span text:style-name="T12">how computers operate. </text:span><text:span text:style-name="T16">Because C is a low-level language, which means the actual code written by the developer is closer to the hardware as opposed to Python-</text:span><text:span text:style-name="T17">Code </text:span><text:span text:style-name="T16">for example.</text:span></text:p>
      <text:p text:style-name="P12">So if you are interested in finding out how software works, the C language is a good choice. <text:span text:style-name="T18">Writing C can be very simple, if </text:span><text:span text:style-name="T19">you </text:span><text:span text:style-name="T18">think like a computer.<text:line-break/></text:span><text:span text:style-name="T22">I</text:span><text:span text:style-name="T20">t is not going to overwhelm you as a beginner with complicated concepts which are only important for actual work and advanced developers, </text:span><text:span text:style-name="T21">like </text:span><text:span text:style-name="T23">the </text:span><text:span text:style-name="T21">Rust </text:span><text:span text:style-name="T23">programming language does</text:span><text:span text:style-name="T21">.</text:span></text:p>
      <text:p text:style-name="P14">While these mentioned languages are fine/good for production, they are not good for teaching programming and software basics.</text:p>
      <text:h text:style-name="P4" text:outline-level="1"><text:bookmark-start text:name="__RefHeading___Toc122_3572798900"/>Dry theory<text:bookmark-end text:name="__RefHeading___Toc122_3572798900"/></text:h>
      <text:p text:style-name="P10">This <text:span text:style-name="T24">chapter</text:span> can be skipped but I do recommend to read it for a better learning experience.</text:p>
      <text:h text:style-name="Heading_20_2" text:outline-level="2"><text:bookmark-start text:name="__RefHeading___Toc130_3572798900"/>Compiler<text:bookmark-end text:name="__RefHeading___Toc130_3572798900"/></text:h>
      <text:p text:style-name="P15">A compiler is a program that turns your written code into something the machine can understand. <text:span text:style-name="T25">It’s like a translator you and the machine are speaking in different languages and the compiler is the </text:span><text:span text:style-name="T26">metaphoric</text:span><text:span text:style-name="T25"> man in the middle.</text:span></text:p>
      <text:h text:style-name="Heading_20_2" text:outline-level="2"><text:bookmark-start text:name="__RefHeading___Toc132_3572798900"/>Assembl<text:span text:style-name="T27">y language</text:span><text:bookmark-end text:name="__RefHeading___Toc132_3572798900"/></text:h>
      <text:p text:style-name="P16">Assembly is a human readable representation of the machine language. <text:span text:style-name="T32">It is even closer to the hardware than C is.<text:line-break/></text:span>“<text:span text:style-name="T32">Then why is this book not focused on assembly then?” </text:span><text:span text:style-name="T33">you might ask. </text:span><text:span text:style-name="T34">Because it </text:span><text:span text:style-name="T35">is too far away from conventional programming languages and practices. </text:span><text:span text:style-name="T36">Assembly and programming languages, especially high-level languages such as Python look very different. </text:span><text:span text:style-name="T37">Learning assembly alone wont help you much.</text:span></text:p>
      <text:h text:style-name="P4" text:outline-level="1"><text:bookmark-start text:name="__RefHeading___Toc112_3572798900"/>main()<text:bookmark-end text:name="__RefHeading___Toc112_3572798900"/></text:h>
      <text:h text:style-name="P4" text:outline-level="1"><text:bookmark-start text:name="__RefHeading___Toc114_3572798900"/>Variables<text:bookmark-end text:name="__RefHeading___Toc114_3572798900"/></text:h>
      <text:h text:style-name="P4" text:outline-level="1"><text:bookmark-start text:name="__RefHeading___Toc116_3572798900"/>Functions<text:bookmark-end text:name="__RefHeading___Toc116_3572798900"/></text:h>
      <text:h text:style-name="P4" text:outline-level="1"><text:bookmark-start text:name="__RefHeading___Toc118_3572798900"/>Conditions<text:bookmark-end text:name="__RefHeading___Toc118_3572798900"/></text:h>
      <text:h text:style-name="P4" text:outline-level="1"><text:bookmark-start text:name="__RefHeading___Toc134_3572798900"/>Comments<text:bookmark-end text:name="__RefHeading___Toc134_3572798900"/></text:h>
      <text:p text:style-name="P17">Comments are very important.<text:line-break/>The difference between readable code and obfuscated nonsense is the usage of comments.<text:line-break/><text:span text:style-name="T28">A beginner might falsely assume that his example programs are very simplistic can be understood whenever needed. He is right, because his programs are a single file with 30 lines of code.<text:line-break/>In actual programs you will end up with multiple files or maybe even multiple directories with multiple files each, in which the summarized line-count can climb into the millions.<text:line-break/></text:span><text:span text:style-name="T29">Everyone who knows the Linux kernel will know, that I am not hyperbolic about this.</text:span></text:p>
      <text:p text:style-name="P18"><text:span text:style-name="T31">C</text:span>omments are little notes that you put into your code. Optimally you use them in a way to describe what the upcoming section of code will do.</text:p>
      <text:p text:style-name="P19">EXAMPLE_<text:span text:style-name="T30">HERE</text:span></text:p>
      <text:p text:style-name="P22">But please keep yourself from explaining <text:span text:style-name="T38">literally </text:span>EVERYTHING <text:span text:style-name="T38">to a potential reader.</text:span></text:p>
      <text:p text:style-name="P23">EXAMPLE_HERE</text:p>
      <text:p text:style-name="P24">No one needs to know that + is used for adding two numbers.</text:p>
      <text:h text:style-name="P4" text:outline-level="1"><text:bookmark-start text:name="__RefHeading___Toc124_3572798900"/>Pointers<text:bookmark-end text:name="__RefHeading___Toc124_3572798900"/></text:h>
      <text:h text:style-name="P4" text:outline-level="1"><text:bookmark-start text:name="__RefHeading___Toc137_3572798900"/>Memory, please<text:bookmark-end text:name="__RefHeading___Toc137_3572798900"/></text:h>
      <text:h text:style-name="P6" text:outline-level="1"><text:bookmark-start text:name="__RefHeading___Toc139_3572798900"/>Struct<text:span text:style-name="T4">ures</text:span><text:bookmark-end text:name="__RefHeading___Toc139_3572798900"/></text:h>
      <text:h text:style-name="P4" text:outline-level="1"><text:bookmark-start text:name="__RefHeading___Toc141_3572798900"/>Text <text:span text:style-name="T39">in a program </text:span><text:span text:style-name="T40">also referred to as </text:span><text:span text:style-name="T39">“Strings”</text:span><text:bookmark-end text:name="__RefHeading___Toc141_3572798900"/></text:h>
      <text:p text:style-name="P25">“Why did this book take so long for some text?”<text:line-break/><text:span text:style-name="T41">Usually the first program everyone writes is the ‘Hello World’ program, which prints </text:span><text:span text:style-name="T42">out </text:span><text:span text:style-name="T41">text </text:span><text:span text:style-name="T42">to the console</text:span><text:span text:style-name="T41">. So why do I bring strings up this late?<text:line-break/></text:span><text:span text:style-name="T77">I mean you are here for C, so we’re not gonna be flashy.</text:span></text:p>
      <text:p text:style-name="P27"><text:span text:style-name="T77">Anyways</text:span> strings are not exactly as straight forward as you might think.<text:line-break/><text:span text:style-name="T43">How </text:span><text:span text:style-name="T60">C </text:span><text:span text:style-name="T43">store some text like “Hello World”?<text:line-break/></text:span><text:span text:style-name="T61">There is no built-in string type in C, so how?</text:span><text:span text:style-name="T43"><text:line-break/></text:span><text:span text:style-name="T44">Experienced C-Developers already know the answer </text:span><text:span text:style-name="T58">is null-bytes </text:span><text:span text:style-name="T59">but</text:span><text:span text:style-name="T45"> this method is horribly out of date </text:span><text:span text:style-name="T62">and no one should use that anymore.<text:line-break/></text:span><text:span text:style-name="T46">Remember C had it’s 50</text:span><text:span text:style-name="T47">th</text:span><text:span text:style-name="T46"> anniversary this year, </text:span><text:span text:style-name="T48">so some rust is gonna occur.<text:line-break/></text:span><text:span text:style-name="T65">For now all you need to know is that, e</text:span><text:span text:style-name="T64">very character of a string is stored in the built-in “char” </text:span><text:span text:style-name="T65">type. </text:span><text:span text:style-name="T66">So there is basically a char for ‘H’, ‘e’, ‘l’, ‘l’, ‘o’, ‘ ’, ‘W’ and so on...</text:span><text:span text:style-name="T48"><text:line-break/></text:span><text:span text:style-name="T67">Then at the end there is the n</text:span><text:span text:style-name="T63">ull byte, </text:span><text:span text:style-name="T67">which </text:span><text:span text:style-name="T63">work</text:span><text:span text:style-name="T67">s</text:span><text:span text:style-name="T63"> as an extension to the actual data itself. </text:span><text:span text:style-name="T68">This last char tells that the string ends there.<text:line-break/></text:span><text:span text:style-name="T69">The reason why you should NOT do that is because in order to process that string you would have to step through each char of the string and check if it is the null-char BEFORE you can actually work with it. </text:span><text:span text:style-name="T70">Imagine stepping through hundreds of char’s each time having this check. </text:span><text:span text:style-name="T71">Say goodbye to performance in that case.</text:span></text:p>
      <text:p text:style-name="P26"><text:span text:style-name="T51">*</text:span><text:span text:style-name="T52">imagine Scottish music intensify</text:span><text:span text:style-name="T53">ing</text:span><text:span text:style-name="T52">*</text:span><text:span text:style-name="T49"><text:line-break/></text:span><text:span text:style-name="T54">So null-bytes aren’t perfect. </text:span><text:span text:style-name="T55">Do we give up? </text:span><text:span text:style-name="T50">No!</text:span><text:span text:style-name="T51"> </text:span><text:span text:style-name="T56">W</text:span><text:span text:style-name="T51">e’ll just </text:span><text:span text:style-name="T57">do</text:span><text:span text:style-name="T51"> it better. </text:span><text:span text:style-name="T72">As long as you just remember how many char’s you have, you should be save from mistakes.</text:span></text:p>
      <text:p text:style-name="P28">So we are going to use our new knowledge about structures <text:span text:style-name="T73">and memory to build our own String structure.</text:span></text:p>
      <text:h text:style-name="P4" text:outline-level="1"><text:bookmark-start text:name="__RefHeading___Toc126_3572798900"/>Errors are friends, not food<text:bookmark-end text:name="__RefHeading___Toc126_3572798900"/></text:h>
      <text:h text:style-name="P4" text:outline-level="1"><text:bookmark-start text:name="__RefHeading___Toc143_3572798900"/>Think about the kids<text:bookmark-end text:name="__RefHeading___Toc143_3572798900"/></text:h>
      <text:p text:style-name="P20">By kids I mean data, they are your kids now. Good luck.</text:p>
      <text:p text:style-name="P21">Essentially talk about data oriented programming.</text:p>
      <text:h text:style-name="P4" text:outline-level="1"><text:bookmark-start text:name="__RefHeading___Toc108_3572798900"/>Standards<text:bookmark-end text:name="__RefHeading___Toc108_3572798900"/></text:h>
      <text:p text:style-name="P9">The c standards and how / when to use them</text:p>
      <text:h text:style-name="P5" text:outline-level="1"><text:bookmark-start text:name="__RefHeading___Toc128_3572798900"/>Modern C<text:bookmark-end text:name="__RefHeading___Toc128_3572798900"/></text:h>
      <text:h text:style-name="P4" text:outline-level="1"><text:bookmark-start text:name="__RefHeading___Toc110_3572798900"/>Paradigms<text:bookmark-end text:name="__RefHeading___Toc110_3572798900"/></text:h>
      <text:p text:style-name="P8">For later after the basics...</text:p>
      <text:h text:style-name="P4" text:outline-level="1">Bad guys will eat you alive</text:h>
      <text:p text:style-name="P29">Talk about security issu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5T11:48:36.198957482</meta:creation-date>
    <dc:date>2022-07-05T13:47:47.390494837</dc:date>
    <meta:editing-duration>PT1H57M50S</meta:editing-duration>
    <meta:editing-cycles>152</meta:editing-cycles>
    <meta:generator>LibreOffice/7.0.4.2$Linux_X86_64 LibreOffice_project/00$Build-2</meta:generator>
    <meta:document-statistic meta:table-count="0" meta:image-count="0" meta:object-count="0" meta:page-count="19" meta:paragraph-count="63" meta:word-count="895" meta:character-count="5074" meta:non-whitespace-character-count="4242"/>
  </office:meta>
</office:document-meta>
</file>